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0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Arial" officeooo:rsid="001a00b9" officeooo:paragraph-rsid="001a00b9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officeooo:rsid="001a00b9" officeooo:paragraph-rsid="001a00b9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officeooo:rsid="001a00b9" officeooo:paragraph-rsid="001a00b9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officeooo:rsid="001a00b9" officeooo:paragraph-rsid="001a00b9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officeooo:rsid="001a00b9" officeooo:paragraph-rsid="001a00b9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officeooo:rsid="001a00b9" officeooo:paragraph-rsid="001a00b9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officeooo:rsid="001a00b9" officeooo:paragraph-rsid="001a00b9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1a00b9" officeooo:paragraph-rsid="001a00b9" fo:background-color="transparent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1a00b9" officeooo:paragraph-rsid="001a00b9" fo:background-color="transparen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1af891" officeooo:paragraph-rsid="001a00b9"/>
    </style:style>
    <style:style style:name="P13" style:family="paragraph" style:parent-style-name="Title">
      <style:text-properties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weight="normal" officeooo:rsid="00201488" officeooo:paragraph-rsid="00201488" style:font-weight-asian="normal" style:font-weight-complex="normal"/>
    </style:style>
    <style:style style:name="P15" style:family="paragraph" style:parent-style-name="Text_20_body">
      <style:text-properties officeooo:rsid="0021cd08" officeooo:paragraph-rsid="0021cd08"/>
    </style:style>
    <style:style style:name="P16" style:family="paragraph" style:parent-style-name="Text_20_body">
      <style:paragraph-properties fo:text-align="justify" style:justify-single-word="false"/>
      <style:text-properties officeooo:rsid="0021cd08"/>
    </style:style>
    <style:style style:name="P17" style:family="paragraph" style:parent-style-name="Text_20_body">
      <style:text-properties officeooo:paragraph-rsid="0021cd08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Heading_20_1">
      <style:text-properties officeooo:rsid="001a00b9" officeooo:paragraph-rsid="001a00b9"/>
    </style:style>
    <style:style style:name="P20" style:family="paragraph" style:parent-style-name="Heading_20_1">
      <style:text-properties officeooo:paragraph-rsid="001a00b9"/>
    </style:style>
    <style:style style:name="P21" style:family="paragraph" style:parent-style-name="Heading_20_2">
      <style:text-properties officeooo:paragraph-rsid="001a00b9"/>
    </style:style>
    <style:style style:name="P22" style:family="paragraph" style:parent-style-name="Heading_20_2">
      <style:text-properties officeooo:rsid="001a00b9" officeooo:paragraph-rsid="001a00b9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weight="normal" officeooo:rsid="00201488" officeooo:paragraph-rsid="00201488" style:font-weight-asian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21cd08"/>
    </style:style>
    <style:style style:name="P25" style:family="paragraph" style:parent-style-name="Text_20_body">
      <style:text-properties fo:font-style="normal" officeooo:rsid="00253ba5" officeooo:paragraph-rsid="00253ba5" style:font-style-asian="normal" style:font-style-complex="normal"/>
    </style:style>
    <style:style style:name="P26" style:family="paragraph" style:parent-style-name="Title">
      <style:text-properties fo:font-size="12pt" style:font-size-asian="12pt" style:font-size-complex="12pt"/>
    </style:style>
    <style:style style:name="P27" style:family="paragraph" style:parent-style-name="Title">
      <style:text-properties fo:font-size="12pt" officeooo:paragraph-rsid="0023fef9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cd0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cd08" style:font-style-asian="normal" style:font-style-complex="normal"/>
    </style:style>
    <style:style style:name="T5" style:family="text">
      <style:text-properties fo:font-style="normal" officeooo:rsid="00253ba5" style:font-style-asian="normal" style:font-style-complex="normal"/>
    </style:style>
    <style:style style:name="T6" style:family="text">
      <style:text-properties officeooo:rsid="0021cd08"/>
    </style:style>
    <style:style style:name="T7" style:family="text">
      <style:text-properties officeooo:rsid="001a00b9"/>
    </style:style>
    <style:style style:name="T8" style:family="text">
      <style:text-properties officeooo:rsid="0023fef9"/>
    </style:style>
    <style:style style:name="T9" style:family="text">
      <style:text-properties officeooo:rsid="00253ba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ACULDADE DOCTUM DE CARATINGA<text:line-break/>BACHARELADO EM CIÊNCIA DA COMPUTAÇÃ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MATEUS FREITAS DA COSTA</text:p>
      <text:p text:style-name="P3">PAULO RICARD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27">UMA ANÁLISE COMPARATIVA DE BIBLIOTECAS JAVASCRIPT PARA A <text:span text:style-name="T8">RENDERIZAÇÂO DE MODELOS 3D EM TEMPO REAL</text:span> EM AMBIENTES WEB</text:p>
      <text:p text:style-name="Title"/>
      <text:p text:style-name="P9"/>
      <text:p text:style-name="P9"/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ARATINGA</text:p>
      <text:p text:style-name="P3">2023</text:p>
      <text:p text:style-name="P3"><text:soft-page-break/></text:p>
      <text:p text:style-name="P4">FACULDADE DOCTUM DE CARATINGA<text:line-break/>BACHARELADO EM CIÊNCIA DA COMPUTAÇÃO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MATEUS FREITAS DA COSTA</text:p>
      <text:p text:style-name="P5">PAULO RICARD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P13"/>
      <text:p text:style-name="P13">UMA ANÁLISE COMPARATIVA DE BIBLIOTECAS JAVASCRIPT PARA A <text:span text:style-name="T8">RENDERIZAÇÂO DE MODELOS 3D EM TEMPO REAL</text:span> EM AMBIENTES WEB</text:p>
      <text:p text:style-name="P9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Quotations">Trabalho de Conclusão de Curso apresentado à Faculdade de Ciência da Computação da Faculdade Doctum de Caratinga, como requisito para a aprovação na disciplina de TCC I.</text:p>
      <text:p text:style-name="Quotations">Orientador: XXXX-XXXX-XXXX</text:p>
      <text:p text:style-name="P6"/>
      <text:p text:style-name="P3"/>
      <text:p text:style-name="P3"/>
      <text:p text:style-name="P3"/>
      <text:p text:style-name="P3"/>
      <text:p text:style-name="P3"/>
      <text:p text:style-name="P12"/>
      <text:p text:style-name="P3">CARATINGA</text:p>
      <text:p text:style-name="P3">2023</text:p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UMÁRIO</text:p>
          </text:index-title>
          <text:p text:style-name="P1"><text:a xlink:type="simple" xlink:href="#__RefHeading___Toc7724_3216282967" text:style-name="Index_20_Link" text:visited-style-name="Index_20_Link">1. Apresentação<text:tab/>4</text:a></text:p>
          <text:p text:style-name="P1"><text:a xlink:type="simple" xlink:href="#__RefHeading___Toc7726_3216282967" text:style-name="Index_20_Link" text:visited-style-name="Index_20_Link">2. Objeto de Estudo<text:tab/>5</text:a></text:p>
          <text:p text:style-name="P1"><text:a xlink:type="simple" xlink:href="#__RefHeading___Toc7728_3216282967" text:style-name="Index_20_Link" text:visited-style-name="Index_20_Link">3. Hipóteses<text:tab/>5</text:a></text:p>
          <text:p text:style-name="P1"><text:a xlink:type="simple" xlink:href="#__RefHeading___Toc7730_3216282967" text:style-name="Index_20_Link" text:visited-style-name="Index_20_Link">4. Objetivos<text:tab/>5</text:a></text:p>
          <text:p text:style-name="P2"><text:a xlink:type="simple" xlink:href="#__RefHeading___Toc7732_3216282967" text:style-name="Index_20_Link" text:visited-style-name="Index_20_Link">4.1 Objetivos Gerais<text:tab/>5</text:a></text:p>
          <text:p text:style-name="P2"><text:a xlink:type="simple" xlink:href="#__RefHeading___Toc7734_3216282967" text:style-name="Index_20_Link" text:visited-style-name="Index_20_Link">4.1 Objetivos Específicos<text:tab/>5</text:a></text:p>
          <text:p text:style-name="P1"><text:a xlink:type="simple" xlink:href="#__RefHeading___Toc7736_3216282967" text:style-name="Index_20_Link" text:visited-style-name="Index_20_Link">5. Justificativa<text:tab/>5</text:a></text:p>
          <text:p text:style-name="P1"><text:a xlink:type="simple" xlink:href="#__RefHeading___Toc65689_3512237750" text:style-name="Index_20_Link" text:visited-style-name="Index_20_Link">?. REFERÊNCIAS<text:tab/>5</text:a></text:p>
        </text:index-body>
      </text:table-of-content>
      <text:p text:style-name="P10"/>
      <text:p text:style-name="P11"/>
      <text:p text:style-name="P11"/>
      <text:p text:style-name="P11"/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" text:outline-level="1" text:is-list-header="true"><text:bookmark-start text:name="__RefHeading___Toc7724_3216282967"/><text:soft-page-break/>1. Apresentação<text:bookmark-end text:name="__RefHeading___Toc7724_3216282967"/></text:h>
      <text:p text:style-name="Text_20_body">Uma das áreas mais proeminentes da computação dos dias de hoje refere-se a <text:span text:style-name="T1">World Wide Web</text:span><text:span text:style-name="T3">. Desenvolvida por Tim Berners-Lee em 1990 (WEBFOUNDATION, c2008-2022), as </text:span><text:span text:style-name="T4">tecnologias fundamentais para o seu funcionamento consistem </text:span><text:span text:style-name="T3">no</text:span><text:span text:style-name="T4">a linguagem de formatação </text:span><text:span text:style-name="T1">HTML – Hypertext Markup Language - </text:span><text:span text:style-name="T3">e no protocolo </text:span><text:span text:style-name="T1">HTTP – Hypertext Transfer Protocol -, </text:span><text:span text:style-name="T3">que permite o compartilhamento de recursos através da rede.</text:span></text:p>
      <text:p text:style-name="P15"><text:span text:style-name="T3">Além dos tradicionais arquivos de texto, o protocolo </text:span><text:span text:style-name="T1">HTTP </text:span><text:span text:style-name="T3">permite atualmente o compartilhamento de diversos outros tipos de mídia, como arquivos de estilo (</text:span><text:span text:style-name="T1">CSS), scripts (Javascript), </text:span><text:span text:style-name="T3">imagens, áudios, modelos 3D, entre outros (MDN, c1998-2023), permitindo assim o desenvolvimento de aplicações muito mais complexas e enriquecendo a experiência dos usuários conectados a </text:span><text:span text:style-name="T1">internet.</text:span></text:p>
      <text:p text:style-name="P15"><text:span text:style-name="T3">Dada a evolução dos equipamentos de </text:span><text:span text:style-name="T1">hardware </text:span><text:span text:style-name="T3">nos últimos anos, se tornou cada vez mais comum a utilização de aplicações que usam de modelagem 3D para suas necessidades. A constante evolução da computação gráfica para o desenvolvimento de jogos, fotografia digital, design gráfico, cartografia, visualização de dados, entre muitos outros, fez crescer a demanda para que estas tecnologias se tornassem disponíveis também nos navegadores </text:span><text:span text:style-name="T1">Web</text:span><text:span text:style-name="T3">. Assim, foi desenvolvida o padrão </text:span><text:span text:style-name="T1">WebGL</text:span><text:span text:style-name="T3">, versão da </text:span><text:span text:style-name="T1">API </text:span><text:span text:style-name="T3">gráfica </text:span><text:span text:style-name="T1">OpenGL,</text:span><text:span text:style-name="T3"> funcionando nativamente no navegador, permitindo assim o desenvolvimento de gráficos 3D com aceleração de </text:span><text:span text:style-name="T1">hardware </text:span><text:span text:style-name="T3">em </text:span><text:span text:style-name="T1">websites</text:span><text:span text:style-name="T3">. (Gdad-s-River, 2017)</text:span></text:p>
      <text:p text:style-name="P17"><text:span text:style-name="T6">Na engenharia de</text:span><text:span text:style-name="T2"> software</text:span><text:span text:style-name="T4">, </text:span><text:span text:style-name="T6">Parnas (1972 apud </text:span>OLIVEIRA, <text:span text:style-name="T6">2017) </text:span><text:span text:style-name="T9">define a modularidade</text:span><text:span text:style-name="T6"> como a capacidade de dividir um sistema em submódulos, que podem ser modificados individualmente sem informações adicionais das outras. Assim, é possível que o desenvolvedor de uma aplicação utilize de bibliotecas de códigos fonte fornecidas por terceiros, que ao abstrair tarefas complexas de baixo nível, podem facilitar o desenvolvimento de um programa.</text:span></text:p>
      <text:p text:style-name="P24"><text:span text:style-name="T6">Assim, este trabalho busca fazer um estudo comparativo de diversas bibliotecas feitas em </text:span><text:span text:style-name="T2">javascript</text:span><text:span text:style-name="T4"> construídas em cima das capacidades dos navegadores em renderizar objetos 3D, fornecendo assim resultados qualitativos e quantitativos acerca </text:span><text:soft-page-break/><text:span text:style-name="T4">de suas capacidades funcionais, com as vantagens e desvantagens que um desenvolvedor terá ao </text:span><text:span text:style-name="T5">optar por utilizar</text:span><text:span text:style-name="T4"> qualquer uma delas.</text:span></text:p>
      <text:h text:style-name="P20" text:outline-level="1" text:is-list-header="true"><text:bookmark-start text:name="__RefHeading___Toc7726_3216282967"/><text:span text:style-name="T7">2. Objeto de Estudo</text:span><text:bookmark-end text:name="__RefHeading___Toc7726_3216282967"/></text:h>
      <text:p text:style-name="P25">Quais são as melhores ferramentas, bibliotecas e frameworks capazes de fornecer uma camada de abstração do <text:span text:style-name="T1">WebGL</text:span> funcional e performática que possam ser utilizadas em projetos Web que buscam renderizar objetos de três dimensões em tempo real?</text:p>
      <text:h text:style-name="P20" text:outline-level="1"><text:bookmark-start text:name="__RefHeading___Toc7728_3216282967"/><text:span text:style-name="T7">3. Hipóteses</text:span><text:bookmark-end text:name="__RefHeading___Toc7728_3216282967"/></text:h>
      <text:h text:style-name="P20" text:outline-level="1"><text:bookmark-start text:name="__RefHeading___Toc7730_3216282967"/><text:span text:style-name="T7">4. Objetivos</text:span><text:bookmark-end text:name="__RefHeading___Toc7730_3216282967"/></text:h>
      <text:h text:style-name="P21" text:outline-level="2"><text:bookmark-start text:name="__RefHeading___Toc7732_3216282967"/><text:span text:style-name="T7">4.1 Objetivos Gerais</text:span><text:bookmark-end text:name="__RefHeading___Toc7732_3216282967"/></text:h>
      <text:h text:style-name="P22" text:outline-level="2"><text:bookmark-start text:name="__RefHeading___Toc7734_3216282967"/>4.1 Objetivos Específicos<text:bookmark-end text:name="__RefHeading___Toc7734_3216282967"/></text:h>
      <text:h text:style-name="P19" text:outline-level="1"><text:bookmark-start text:name="__RefHeading___Toc7736_3216282967"/>5. Justificativa<text:bookmark-end text:name="__RefHeading___Toc7736_3216282967"/></text:h>
      <text:p text:style-name="P14">Ganho cientifico</text:p>
      <text:p text:style-name="P14">ganho social</text:p>
      <text:p text:style-name="P14">ganho pessoal academico</text:p>
      <text:h text:style-name="Heading_20_1" text:outline-level="1"><text:bookmark-start text:name="__RefHeading___Toc65689_3512237750"/>?. REFERÊNCIAS<text:bookmark-end text:name="__RefHeading___Toc65689_3512237750"/></text:h>
      <text:p text:style-name="P16"><text:a xlink:type="simple" xlink:href="https://webfoundation.org/about/vision/history-of-the-web/" text:style-name="Internet_20_link" text:visited-style-name="Visited_20_Internet_20_Link">https://webfoundation.org/about/vision/history-of-the-web/</text:a> (artigo, c2008-2022, sem autor)</text:p>
      <text:p text:style-name="P16"><text:a xlink:type="simple" xlink:href="https://developer.mozilla.org/en-US/docs/Web/HTTP/Basics_of_HTTP/MIME_types" text:style-name="Internet_20_link" text:visited-style-name="Visited_20_Internet_20_Link">https://developer.mozilla.org/en-US/docs/Web/HTTP/Basics_of_HTTP/MIME_types</text:a> (artigo, c1998-2023, sem autor)</text:p>
      <text:p text:style-name="P18"><text:a xlink:type="simple" xlink:href="https://fossbytes.com/history-web-graphics/" text:style-name="Internet_20_link" text:visited-style-name="Visited_20_Internet_20_Link">https://fossbytes.com/history-web-graphics/</text:a> (artigo, 2017, Gdad-s-River)</text:p>
      <text:p text:style-name="P18">PARNAS, D. L. On the criteria to be used in decomposing systems into modules. Communications of the ACM, ACM, v. 15, p. 1053–1058, 1972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.212cm" style:contextual-spacing="false" fo:line-height="150%" fo:text-indent="0cm" style:auto-text-indent="false" fo:keep-with-next="always"/>
      <style:text-properties style:font-name="Arial3" fo:font-family="Arial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 style:master-page-name="">
      <style:paragraph-properties fo:line-height="150%" style:page-number="auto" text:number-lines="false" text:line-number="0">
        <style:tab-stops/>
      </style:paragraph-properties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99cm" fo:margin-bottom="0cm" style:contextual-spacing="false" style:page-number="auto"/>
      <style:text-properties fo:text-transform="uppercase" style:font-name="Arial1" fo:font-family="Arial" style:font-style-name="Bold" style:font-family-generic="swiss" style:font-pitch="variable" fo:font-size="12pt" fo:font-weight="bold" officeooo:rsid="001a00b9" style:font-size-asian="12pt" style:font-weight-asian="bold" style:font-size-complex="12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text-transform="uppercase" style:font-name="Arial1" fo:font-family="Arial" style:font-style-name="Bold" style:font-family-generic="swiss" style:font-pitch="variabl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cm" style:contextual-spacing="false" fo:line-height="150%"/>
      <style:text-properties fo:font-variant="normal" fo:text-transform="none" fo:font-size="12pt" fo:font-weight="bold" officeooo:rsid="001a00b9" style:font-size-asian="12pt" style:font-weight-asian="bold" style:font-size-complex="12pt" style:font-weight-complex="60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1" fo:font-family="Arial" style:font-style-name="Bold" style:font-family-generic="swiss" style:font-pitch="variable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style:font-name="Arial2" fo:font-family="Arial" style:font-style-name="Italic" style:font-family-generic="swiss" style:font-pitch="variable" fo:font-style="italic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style:font-name="Arial3" fo:font-family="Arial" style:font-style-name="Regular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3cm" fo:margin-bottom="0cm" style:contextual-spacing="false" style:page-number="auto"/>
      <style:text-properties fo:font-size="12pt" fo:font-style="normal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cm" style:contextual-spacing="false"/>
      <style:text-properties fo:font-size="12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01cm" fo:margin-bottom="0cm" style:contextual-spacing="false"/>
      <style:text-properties fo:font-size="12pt" fo:font-weight="normal" style:font-size-asian="12pt" style:font-weight-asian="bold" style:font-size-complex="12pt" style:font-weight-complex="600"/>
    </style:style>
    <style:style style:name="Quotations" style:family="paragraph" style:parent-style-name="Standard" style:class="html" style:master-page-name="">
      <style:paragraph-properties fo:margin-left="7.001cm" fo:margin-right="0cm" fo:margin-top="0cm" fo:margin-bottom="0cm" style:contextual-spacing="false" fo:line-height="100%" fo:text-align="justify" style:justify-single-word="false" fo:text-indent="0cm" style:auto-text-indent="false" style:page-number="auto" style:writing-mode="lr-tb"/>
      <style:text-properties fo:font-size="10pt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28pt" style:font-weight-asian="bold" style:font-size-complex="28pt" style:font-weight-complex="60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2cm" fo:margin-left="3cm" fo:margin-right="2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3-15T21:54:57.074686588</dc:date>
    <meta:editing-duration>PT5H31M9S</meta:editing-duration>
    <meta:editing-cycles>12</meta:editing-cycles>
    <meta:document-statistic meta:table-count="0" meta:image-count="0" meta:object-count="0" meta:page-count="5" meta:paragraph-count="44" meta:word-count="552" meta:character-count="3888" meta:non-whitespace-character-count="3379"/>
  </office:meta>
</office:document-meta>
</file>